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hadow="none"/>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0.05pt solid #000000" fo:border-top="none" fo:border-bottom="0.05pt solid #000000"/>
    </style:style>
    <style:style style:name="Tableau1.B4" style:family="table-cell">
      <style:table-cell-properties fo:background-color="#b2b2b2" fo:padding="0.097cm" fo:border-left="0.05pt solid #000000" fo:border-right="none" fo:border-top="none" fo:border-bottom="0.05pt solid #000000">
        <style:background-image/>
      </style:table-cell-properties>
    </style:style>
    <style:style style:name="Tableau1.A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B5" style:family="table-cell">
      <style:table-cell-properties fo:background-color="transparent" fo:padding="0.097cm" fo:border="none">
        <style:background-image/>
      </style:table-cell-properties>
    </style:style>
    <style:style style:name="Tableau1.C5"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P2" style:family="paragraph" style:parent-style-name="Table_20_Contents">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3"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4" style:family="paragraph" style:parent-style-name="Standard">
      <style:paragraph-properties fo:margin-top="0cm" fo:margin-bottom="0cm" loext:contextual-spacing="false"/>
      <style:text-properties fo:font-size="11pt" style:font-size-asian="11pt" style:font-size-complex="11pt"/>
    </style:style>
    <style:style style:name="P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font-size="11pt" style:font-size-asian="11pt" style:font-size-complex="11pt"/>
    </style:style>
    <style:style style:name="P6"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 style:position="8.943cm"/>
        </style:tab-stops>
      </style:paragraph-properties>
      <style:text-properties fo:color="#000000" style:font-name="Calibri" fo:font-size="11pt" fo:font-style="normal" style:text-underline-style="none" fo:font-weight="normal"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62c9c9"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2c9c9"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1a1fe5"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loext:contextual-spacing="false" fo:text-align="justify" style:justify-single-word="false">
        <style:tab-stops>
          <style:tab-stop style:position="3.995cm" style:type="char" style:char=","/>
          <style:tab-stop style:position="8.943cm"/>
          <style:tab-stop style:position="13.441cm" style:type="char" style:char=","/>
        </style:tab-stops>
      </style:paragraph-properties>
      <style:text-properties fo:color="#000000" style:font-name="Calibri" fo:font-size="11pt" fo:font-style="normal" style:text-underline-style="none" fo:font-weight="normal" officeooo:rsid="001a1fe5"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loext:contextual-spacing="false" fo:text-align="justify" style:justify-single-word="false">
        <style:tab-stops>
          <style:tab-stop style:position="3.995cm" style:type="char" style:char=","/>
          <style:tab-stop style:position="8.943cm"/>
          <style:tab-stop style:position="13.494cm" style:type="char" style:char=","/>
        </style:tab-stops>
      </style:paragraph-properties>
      <style:text-properties fo:color="#000000" style:font-name="Calibri" fo:font-size="11pt" fo:font-style="normal" style:text-underline-style="none" fo:font-weight="normal" officeooo:rsid="001a1fe5"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13" style:family="paragraph" style:parent-style-name="Standard">
      <style:paragraph-properties fo:margin-top="0cm" fo:margin-bottom="0cm" loext:contextual-spacing="false" fo:text-align="justify" style:justify-single-word="false">
        <style:tab-stops>
          <style:tab-stop style:position="3.995cm" style:type="char" style:char=","/>
          <style:tab-stop style:position="8.943cm"/>
          <style:tab-stop style:position="13.361cm" style:type="char" style:char=","/>
        </style:tab-stops>
      </style:paragraph-properties>
      <style:text-properties fo:color="#000000" style:font-name="Calibri" fo:font-size="11pt" fo:font-style="normal" style:text-underline-style="none" fo:font-weight="normal" officeooo:rsid="001a1fe5"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14" style:family="paragraph" style:parent-style-name="Standard">
      <style:paragraph-properties fo:margin-top="0cm" fo:margin-bottom="0cm" loext:contextual-spacing="false" fo:text-align="start" style:justify-single-word="false">
        <style:tab-stops>
          <style:tab-stop style:position="3.995cm" style:type="char" style:char=","/>
          <style:tab-stop style:position="8.943cm"/>
          <style:tab-stop style:position="13.547cm" style:type="char" style:char=","/>
        </style:tab-stops>
      </style:paragraph-properties>
      <style:text-properties fo:color="#000000" style:font-name="Calibri" fo:font-size="11pt" fo:font-style="normal" style:text-underline-style="none" fo:font-weight="normal" officeooo:rsid="001a1fe5"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15"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1cfde3"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16"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1bc87b"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1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d13f7"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18"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4d13f7"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1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6d6173"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20"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52a1d"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21"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6cfa9" officeooo:paragraph-rsid="002dcb36" style:font-name-asian="TTE1C28908t00" style:font-size-asian="11pt" style:font-style-asian="normal" style:font-weight-asian="normal" style:font-name-complex="TTE1C28908t00" style:font-size-complex="11pt" style:font-style-complex="normal" style:font-weight-complex="normal"/>
    </style:style>
    <style:style style:name="P22"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dcb36" officeooo:paragraph-rsid="002dcb36" style:font-name-asian="TTE1C28908t00" style:font-size-asian="11pt" style:font-style-asian="normal" style:font-weight-asian="normal" style:font-name-complex="TTE1C28908t00" style:font-size-complex="11pt" style:font-style-complex="normal" style:font-weight-complex="normal"/>
    </style:style>
    <style:style style:name="P23"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2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paragraph-rsid="002bdb69" style:font-size-asian="11pt" style:font-weight-asian="normal" style:font-size-complex="11pt" style:font-weight-complex="normal"/>
    </style:style>
    <style:style style:name="P2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6"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2ea94b" style:font-name-asian="Calibri-Bold" style:font-size-asian="12pt" style:font-style-asian="normal" style:font-weight-asian="bold" style:font-name-complex="Calibri-Bold" style:font-size-complex="12pt" style:font-style-complex="normal" style:font-weight-complex="bold"/>
    </style:style>
    <style:style style:name="P27"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81f35" officeooo:paragraph-rsid="0021efa5" style:font-name-asian="TTE1C28908t00" style:font-size-asian="12pt" style:font-style-asian="normal" style:font-weight-asian="bold" style:font-name-complex="TTE1C28908t00" style:font-size-complex="12pt" style:font-style-complex="normal" style:font-weight-complex="bold"/>
    </style:style>
    <style:style style:name="P28"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81f35" officeooo:paragraph-rsid="0022cb09" style:font-name-asian="TTE1C28908t00" style:font-size-asian="12pt" style:font-style-asian="normal" style:font-weight-asian="bold" style:font-name-complex="TTE1C28908t00" style:font-size-complex="12pt" style:font-style-complex="normal" style:font-weight-complex="bold"/>
    </style:style>
    <style:style style:name="P29"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81f35" officeooo:paragraph-rsid="002ea94b" style:font-name-asian="TTE1C28908t00" style:font-size-asian="12pt" style:font-style-asian="normal" style:font-weight-asian="bold" style:font-name-complex="TTE1C28908t00" style:font-size-complex="12pt" style:font-style-complex="normal" style:font-weight-complex="bold"/>
    </style:style>
    <style:style style:name="P3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ddd64" officeooo:paragraph-rsid="0022cb09" style:font-name-asian="Calibri-Bold" style:font-size-asian="10.5pt" style:font-style-asian="normal" style:font-weight-asian="normal" style:font-name-complex="Calibri-Bold" style:font-size-complex="10.5pt" style:font-style-complex="normal" style:font-weight-complex="normal"/>
    </style:style>
    <style:style style:name="P31" style:family="paragraph" style:parent-style-name="Standard">
      <style:paragraph-properties fo:margin-top="0cm" fo:margin-bottom="0cm" loext:contextual-spacing="false" fo:text-align="justify" style:justify-single-word="false"/>
      <style:text-properties officeooo:paragraph-rsid="0036c900"/>
    </style:style>
    <style:style style:name="P32" style:family="paragraph" style:parent-style-name="Standard">
      <style:paragraph-properties fo:margin-top="0cm" fo:margin-bottom="0cm" loext:contextual-spacing="false">
        <style:tab-stops>
          <style:tab-stop style:position="2.011cm"/>
        </style:tab-stops>
      </style:paragraph-properties>
      <style:text-properties style:font-name="Calibri" fo:font-size="11pt" style:text-underline-style="none" fo:font-weight="bold" officeooo:paragraph-rsid="0036c900" style:font-size-asian="11pt" style:font-weight-asian="bold" style:font-size-complex="11pt" style:font-weight-complex="bold"/>
    </style:style>
    <style:style style:name="P33" style:family="paragraph" style:parent-style-name="Table_20_Contents">
      <style:paragraph-properties fo:text-align="justify" style:justify-single-word="false"/>
      <style:text-properties style:font-name="Calibri" fo:font-size="11pt" style:font-size-asian="11pt" style:font-size-complex="11pt"/>
    </style:style>
    <style:style style:name="P34" style:family="paragraph" style:parent-style-name="Table_20_Contents">
      <loext:graphic-properties draw:fill="none" draw:fill-color="#ffffff"/>
      <style:paragraph-properties fo:text-align="justify" style:justify-single-word="false"/>
      <style:text-properties style:font-name="Calibri" fo:font-size="11pt" style:font-size-asian="11pt" style:font-size-complex="11pt"/>
    </style:style>
    <style:style style:name="P35" style:family="paragraph" style:parent-style-name="Table_20_Contents">
      <style:paragraph-properties fo:text-align="start" style:justify-single-word="false"/>
      <style:text-properties style:font-name="Calibri" fo:font-size="11pt" style:font-size-asian="11pt" style:font-size-complex="11pt"/>
    </style:style>
    <style:style style:name="P36"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37" style:family="paragraph" style:parent-style-name="Table_20_Contents">
      <loext:graphic-properties draw:fill="none" draw:fill-color="#ffffff"/>
      <style:paragraph-properties fo:text-align="start" style:justify-single-word="false"/>
      <style:text-properties style:font-name="Calibri" fo:font-size="11pt" fo:font-weight="bold" style:font-size-asian="11pt" style:font-weight-asian="bold" style:font-size-complex="11pt" style:font-weight-complex="bold"/>
    </style:style>
    <style:style style:name="P3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3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fo:font-style="normal" style:text-underline-style="none" fo:font-weight="bold" officeooo:rsid="003b0674" officeooo:paragraph-rsid="0036c900" style:font-name-asian="Calibri-Bold" style:font-size-asian="11pt" style:font-style-asian="normal" style:font-weight-asian="bold" style:font-name-complex="Calibri-Bold" style:font-size-complex="11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41" style:family="paragraph" style:parent-style-name="Standard">
      <style:paragraph-properties fo:margin-left="0cm" fo:margin-right="0cm"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text-underline-style="solid" style:text-underline-width="auto" style:text-underline-color="font-color" fo:font-weight="bold" style:font-size-asian="11pt" style:font-weight-asian="bold" style:font-size-complex="11pt" style:font-weight-complex="bold"/>
    </style:style>
    <style:style style:name="P42" style:family="paragraph" style:parent-style-name="Standard">
      <style:paragraph-properties fo:text-align="center" style:justify-single-word="false" fo:padding="0.049cm" fo:border="0.06pt solid #000000" style:shadow="none"/>
    </style:style>
    <style:style style:name="P43"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3.493cm"/>
        </style:tab-stops>
      </style:paragraph-properties>
      <style:text-properties fo:color="#000000" style:font-name="Calibri" fo:font-size="11pt" fo:font-style="normal" style:text-underline-style="none" fo:font-weight="normal" officeooo:rsid="00315586" officeooo:paragraph-rsid="00315586" style:font-name-asian="Calibri-Bold" style:font-size-asian="11pt" style:font-style-asian="normal" style:font-weight-asian="normal" style:font-name-complex="Calibri-Bold" style:font-size-complex="11pt" style:font-style-complex="normal" style:font-weight-complex="normal"/>
    </style:style>
    <style:style style:name="P44" style:family="paragraph" style:parent-style-name="Standard" style:list-style-name="L2">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36c900" officeooo:paragraph-rsid="0036c900" style:font-name-asian="TTE1C28908t00" style:font-size-asian="11pt" style:font-style-asian="normal" style:font-weight-asian="normal" style:font-name-complex="TTE1C28908t00" style:font-size-complex="11pt" style:font-style-complex="normal" style:font-weight-complex="normal"/>
    </style:style>
    <style:style style:name="P45"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dcb36" officeooo:paragraph-rsid="002dcb36" style:font-name-asian="TTE1C28908t00" style:font-size-asian="11pt" style:font-style-asian="normal" style:font-weight-asian="normal" style:font-name-complex="TTE1C28908t00" style:font-size-complex="11pt" style:font-style-complex="normal" style:font-weight-complex="normal"/>
    </style:style>
    <style:style style:name="P46"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bdb69" officeooo:paragraph-rsid="002bdb69" style:font-name-asian="Calibri-Bold" style:font-size-asian="11pt" style:font-style-asian="normal" style:font-weight-asian="normal" style:font-name-complex="Calibri-Bold" style:font-size-complex="11pt" style:font-style-complex="normal" style:font-weight-complex="normal"/>
    </style:style>
    <style:style style:name="P47"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15586" officeooo:paragraph-rsid="00315586" style:font-name-asian="Calibri-Bold" style:font-size-asian="11pt" style:font-style-asian="normal" style:font-weight-asian="normal" style:font-name-complex="Calibri-Bold" style:font-size-complex="11pt" style:font-style-complex="normal" style:font-weight-complex="normal"/>
    </style:style>
    <style:style style:name="P48"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388739" officeooo:paragraph-rsid="00388739" style:font-name-asian="Calibri-Bold" style:font-size-asian="11pt" style:font-style-asian="normal" style:font-weight-asian="normal" style:font-name-complex="Calibri-Bold" style:font-size-complex="11pt" style:font-style-complex="normal" style:font-weight-complex="normal"/>
    </style:style>
    <style:style style:name="P49"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paragraph-rsid="003a5de7" style:font-name-asian="Calibri-Bold" style:font-size-asian="11pt" style:font-style-asian="normal" style:font-weight-asian="normal" style:font-name-complex="Calibri-Bold" style:font-size-complex="11pt" style:font-style-complex="normal" style:font-weight-complex="normal"/>
    </style:style>
    <style:style style:name="P50"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5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paragraph-rsid="002ea94b" style:font-name-asian="Calibri-Bold" style:font-size-asian="11pt" style:font-style-asian="normal" style:font-weight-asian="normal" style:font-name-complex="Calibri-Bold" style:font-size-complex="11pt" style:font-style-complex="normal" style:font-weight-complex="normal"/>
    </style:style>
    <style:style style:name="P5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53"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1cfde3"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54"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3a5de7" officeooo:paragraph-rsid="003a5de7" style:font-name-asian="Calibri-Bold" style:font-size-asian="11pt" style:font-style-asian="normal" style:font-weight-asian="normal" style:font-name-complex="Calibri-Bold" style:font-size-complex="11pt" style:font-style-complex="normal" style:font-weight-complex="normal"/>
    </style:style>
    <style:style style:name="P55"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3a5de7" officeooo:paragraph-rsid="003a5de7" style:font-name-asian="Calibri-Bold" style:font-size-asian="11pt" style:font-style-asian="normal" style:font-weight-asian="normal" style:font-name-complex="Calibri-Bold" style:font-size-complex="11pt" style:font-style-complex="normal" style:font-weight-complex="normal"/>
    </style:style>
    <style:style style:name="P56"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a5de7" officeooo:paragraph-rsid="003a5de7" style:font-name-asian="Calibri-Bold" style:font-size-asian="11pt" style:font-style-asian="normal" style:font-weight-asian="normal" style:font-name-complex="Calibri-Bold" style:font-size-complex="11pt" style:font-style-complex="normal" style:font-weight-complex="normal"/>
    </style:style>
    <style:style style:name="P5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fb555" officeooo:paragraph-rsid="002ea94b" style:font-name-asian="Calibri-Bold" style:font-size-asian="11pt" style:font-style-asian="normal" style:font-weight-asian="normal" style:font-name-complex="Calibri-Bold" style:font-size-complex="11pt" style:font-style-complex="normal" style:font-weight-complex="normal"/>
    </style:style>
    <style:style style:name="P58"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eac23" officeooo:paragraph-rsid="003a5de7" style:font-name-asian="Calibri-Bold" style:font-size-asian="11pt" style:font-style-asian="normal" style:font-weight-asian="normal" style:font-name-complex="Calibri-Bold" style:font-size-complex="11pt" style:font-style-complex="normal" style:font-weight-complex="normal"/>
    </style:style>
    <style:style style:name="P59"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181f35" officeooo:paragraph-rsid="003a5de7" style:font-name-asian="Calibri-Bold" style:font-size-asian="11pt" style:font-style-asian="normal" style:font-weight-asian="normal" style:font-name-complex="Calibri-Bold" style:font-size-complex="11pt" style:font-style-complex="normal" style:font-weight-complex="normal"/>
    </style:style>
    <style:style style:name="P60"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3b657c" officeooo:paragraph-rsid="003b657c" style:font-name-asian="Calibri-Bold" style:font-size-asian="11pt" style:font-style-asian="normal" style:font-weight-asian="normal" style:font-name-complex="Calibri-Bold" style:font-size-complex="11pt" style:font-style-complex="normal" style:font-weight-complex="normal"/>
    </style:style>
    <style:style style:name="P61"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d13f7"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62"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4d13f7" officeooo:paragraph-rsid="003a5de7" style:font-name-asian="Calibri-Bold" style:font-size-asian="11pt" style:font-style-asian="normal" style:font-weight-asian="normal" style:font-name-complex="Calibri-Bold" style:font-size-complex="11pt" style:font-style-complex="normal" style:font-weight-complex="normal"/>
    </style:style>
    <style:style style:name="P63"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6c900"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64"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7254d9"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6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73f6c2"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6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ba4d2" officeooo:paragraph-rsid="003ba4d2" style:font-name-asian="Calibri-Bold" style:font-size-asian="11pt" style:font-style-asian="normal" style:font-weight-asian="normal" style:font-name-complex="Calibri-Bold" style:font-size-complex="11pt" style:font-style-complex="normal" style:font-weight-complex="normal"/>
    </style:style>
    <style:style style:name="P6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91485" officeooo:paragraph-rsid="0036c900" style:font-name-asian="Calibri-Bold" style:font-size-asian="11pt" style:font-style-asian="normal" style:font-weight-asian="normal" style:font-name-complex="Calibri-Bold" style:font-size-complex="11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ba4d2" officeooo:paragraph-rsid="003ba4d2"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Calibri" fo:font-size="10.5pt" fo:font-style="normal" style:text-underline-style="none" fo:font-weight="normal" officeooo:rsid="006d585c" officeooo:paragraph-rsid="003a5de7" style:font-name-asian="Calibri-Bold" style:font-size-asian="10.5pt" style:font-style-asian="normal" style:font-weight-asian="normal" style:font-name-complex="Calibri-Bold" style:font-size-complex="10.5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ddd64" officeooo:paragraph-rsid="0022cb09" style:font-name-asian="Calibri-Bold" style:font-size-asian="10.5pt" style:font-style-asian="normal" style:font-weight-asian="normal" style:font-name-complex="Calibri-Bold" style:font-size-complex="10.5pt" style:font-style-complex="normal" style:font-weight-complex="normal"/>
    </style:style>
    <style:style style:name="P71"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italic" style:text-underline-style="none" fo:font-weight="bold" officeooo:rsid="00315586" officeooo:paragraph-rsid="00315586" style:font-name-asian="Calibri-Bold" style:font-size-asian="12pt" style:font-style-asian="italic" style:font-weight-asian="bold" style:font-name-complex="Calibri-Bold" style:font-size-complex="12pt" style:font-style-complex="italic" style:font-weight-complex="bold"/>
    </style:style>
    <style:style style:name="P72"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italic" style:text-underline-style="none" fo:font-weight="bold" officeooo:rsid="0032d8bc" officeooo:paragraph-rsid="0032d8bc" style:font-name-asian="Calibri-Bold" style:font-size-asian="12pt" style:font-style-asian="italic" style:font-weight-asian="bold" style:font-name-complex="Calibri-Bold" style:font-size-complex="12pt" style:font-style-complex="italic" style:font-weight-complex="bold"/>
    </style:style>
    <style:style style:name="P73"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normal" officeooo:rsid="0022cb09" officeooo:paragraph-rsid="0022cb09" style:font-name-asian="Calibri-Bold" style:font-size-asian="12pt" style:font-style-asian="normal" style:font-weight-asian="normal" style:font-name-complex="Calibri-Bold" style:font-size-complex="12pt" style:font-style-complex="normal" style:font-weight-complex="normal"/>
    </style:style>
    <style:style style:name="P74" style:family="paragraph" style:parent-style-name="Standard">
      <style:paragraph-properties fo:margin-top="0cm" fo:margin-bottom="0cm" loext:contextual-spacing="false" fo:text-align="justify" style:justify-single-word="false">
        <style:tab-stops>
          <style:tab-stop style:position="9.948cm" style:type="right"/>
          <style:tab-stop style:position="12.409cm" style:type="right"/>
        </style:tab-stops>
      </style:paragraph-properties>
      <style:text-properties fo:color="#000000" style:font-name="Calibri" fo:font-size="12pt" fo:font-style="normal" style:text-underline-style="none" fo:font-weight="bold" officeooo:paragraph-rsid="002ea94b" style:font-name-asian="Calibri-Bold" style:font-size-asian="12pt" style:font-style-asian="normal" style:font-weight-asian="bold" style:font-name-complex="Calibri-Bold" style:font-size-complex="12pt" style:font-style-complex="normal" style:font-weight-complex="bold"/>
    </style:style>
    <style:style style:name="P7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1d7b14" style:font-name-asian="Calibri-Bold" style:font-size-asian="12pt" style:font-style-asian="normal" style:font-weight-asian="bold" style:font-name-complex="Calibri-Bold" style:font-size-complex="12pt" style:font-style-complex="normal" style:font-weight-complex="bold"/>
    </style:style>
    <style:style style:name="P76"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2pt" style:text-underline-style="none" fo:font-weight="bold" officeooo:rsid="005a3d2d" officeooo:paragraph-rsid="002ea94b" style:font-size-asian="12pt" style:font-weight-asian="bold" style:font-size-complex="12pt" style:font-weight-complex="bold"/>
    </style:style>
    <style:style style:name="P77"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font-size="11pt" style:font-size-asian="11pt" style:font-size-complex="11pt"/>
    </style:style>
    <style:style style:name="P78" style:family="paragraph" style:parent-style-name="Standard" style:list-style-name="L3">
      <style:paragraph-properties fo:margin-top="0cm" fo:margin-bottom="0cm" loext:contextual-spacing="false" fo:text-align="justify" style:justify-single-word="false">
        <style:tab-stops>
          <style:tab-stop style:position="2.461cm"/>
        </style:tab-stops>
      </style:paragraph-properties>
      <style:text-properties fo:font-size="11pt" officeooo:paragraph-rsid="0036c900" style:font-size-asian="11pt" style:font-size-complex="11pt"/>
    </style:style>
    <style:style style:name="P79"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color="#000000" style:font-name="Calibri" fo:font-size="11pt" fo:font-style="normal" style:text-underline-style="none" fo:font-weight="normal" officeooo:rsid="00388739" officeooo:paragraph-rsid="00388739" style:font-name-asian="Calibri-Bold" style:font-size-asian="11pt" style:font-style-asian="normal" style:font-weight-asian="normal" style:font-name-complex="Calibri-Bold" style:font-size-complex="11pt" style:font-style-complex="normal" style:font-weight-complex="normal"/>
    </style:style>
    <style:style style:name="P80"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normal" officeooo:paragraph-rsid="0016a47f" style:font-name-asian="Calibri-Bold" style:font-size-asian="11pt" style:font-style-asian="normal" style:font-weight-asian="normal" style:font-name-complex="Calibri-Bold" style:font-size-complex="11pt" style:font-style-complex="normal" style:font-weight-complex="normal"/>
    </style:style>
    <style:style style:name="P81" style:family="paragraph" style:parent-style-name="Heading" style:master-page-name="Standard">
      <style:paragraph-properties fo:text-align="center" style:justify-single-word="false" style:page-number="auto" fo:padding="0.049cm" fo:border="0.06pt solid #000000" style:shadow="none"/>
      <style:text-properties fo:font-size="20pt" style:font-size-asian="20pt" style:font-size-complex="20pt"/>
    </style:style>
    <style:style style:name="P82" style:family="paragraph" style:parent-style-name="Table_20_Contents">
      <style:paragraph-properties fo:text-align="justify" style:justify-single-word="false"/>
      <style:text-properties style:font-name="Calibri" fo:font-size="11pt" officeooo:paragraph-rsid="003cf96e" style:font-size-asian="11pt" style:font-size-complex="11pt"/>
    </style:style>
    <style:style style:name="P83"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style:text-position="0% 100%" style:font-name="Calibri" fo:font-size="11pt" fo:font-weight="normal" officeooo:rsid="0036c900" officeooo:paragraph-rsid="0036c900" style:font-size-asian="11pt" style:font-weight-asian="normal" style:font-size-complex="11pt" style:font-weight-complex="normal"/>
    </style:style>
    <style:style style:name="P84" style:family="paragraph" style:parent-style-name="Table_20_Contents" style:list-style-name="L1">
      <style:paragraph-properties fo:margin-top="0cm" fo:margin-bottom="0cm" loext:contextual-spacing="false" fo:text-align="start" style:justify-single-word="false" style:shadow="none" style:text-autospace="none">
        <style:tab-stops>
          <style:tab-stop style:position="9.948cm"/>
        </style:tab-stops>
      </style:paragraph-properties>
      <style:text-properties fo:color="#000000" style:font-name="Calibri" fo:font-size="11pt" fo:font-style="normal" style:text-underline-style="none" fo:font-weight="normal" officeooo:paragraph-rsid="0026cfa9" style:font-name-asian="TTE1C28908t00" style:font-size-asian="11pt" style:font-style-asian="normal" style:font-weight-asian="normal" style:font-name-complex="TTE1C28908t00" style:font-size-complex="11pt" style:font-style-complex="normal" style:font-weight-complex="normal"/>
    </style:style>
    <style:style style:name="P85"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officeooo:paragraph-rsid="003cf96e" style:font-size-asian="11pt" style:font-size-complex="11pt"/>
    </style:style>
    <style:style style:name="P86" style:family="paragraph" style:parent-style-name="Heading_20_1">
      <style:paragraph-properties fo:margin-top="0cm" fo:margin-bottom="0cm" loext:contextual-spacing="false"/>
      <style:text-properties fo:font-size="12pt" officeooo:rsid="0036c900" officeooo:paragraph-rsid="0036c900" style:font-size-asian="12pt" style:font-size-complex="12pt"/>
    </style:style>
    <style:style style:name="P87" style:family="paragraph" style:parent-style-name="Heading_20_1">
      <style:paragraph-properties fo:margin-left="0cm" fo:margin-right="0cm" fo:margin-top="0cm" fo:margin-bottom="0cm" loext:contextual-spacing="false" fo:text-indent="-0.762cm" style:auto-text-indent="false"/>
      <style:text-properties fo:font-size="12pt" officeooo:paragraph-rsid="0016a47f" style:font-size-asian="12pt" style:font-size-complex="12pt"/>
    </style:style>
    <style:style style:name="T1" style:family="text">
      <style:text-properties officeooo:rsid="0037b641"/>
    </style:style>
    <style:style style:name="T2" style:family="text">
      <style:text-properties officeooo:rsid="002ea94b"/>
    </style:style>
    <style:style style:name="T3" style:family="text">
      <style:text-properties style:text-position="super 58%"/>
    </style:style>
    <style:style style:name="T4" style:family="text">
      <style:text-properties officeooo:rsid="00181f35"/>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officeooo:rsid="005155bd"/>
    </style:style>
    <style:style style:name="T8" style:family="text">
      <style:text-properties style:text-underline-style="solid" style:text-underline-width="auto" style:text-underline-color="font-color" officeooo:rsid="0036c900" style:font-name-asian="TTE1C28908t00" style:font-name-complex="TTE1C28908t00"/>
    </style:style>
    <style:style style:name="T9" style:family="text">
      <style:text-properties style:text-underline-style="none"/>
    </style:style>
    <style:style style:name="T10" style:family="text">
      <style:text-properties style:text-underline-style="none" fo:font-weight="normal" officeooo:rsid="002dcb36" style:font-weight-asian="normal" style:font-weight-complex="normal"/>
    </style:style>
    <style:style style:name="T11" style:family="text">
      <style:text-properties style:text-underline-style="none" fo:font-weight="normal" officeooo:rsid="0036c900" style:font-weight-asian="normal" style:font-weight-complex="normal"/>
    </style:style>
    <style:style style:name="T12" style:family="text">
      <style:text-properties style:text-underline-style="none" officeooo:rsid="0036c900"/>
    </style:style>
    <style:style style:name="T13" style:family="text">
      <style:text-properties fo:font-weight="bold" style:font-weight-asian="bold" style:font-weight-complex="bold"/>
    </style:style>
    <style:style style:name="T14" style:family="text">
      <style:text-properties fo:font-weight="bold" officeooo:rsid="002dcb36" style:font-weight-asian="bold" style:font-weight-complex="bold"/>
    </style:style>
    <style:style style:name="T15" style:family="text">
      <style:text-properties fo:font-weight="bold" officeooo:rsid="0036c900" style:font-weight-asian="bold" style:font-weight-complex="bold"/>
    </style:style>
    <style:style style:name="T16" style:family="text">
      <style:text-properties fo:color="#000000" style:font-name="Calibri" fo:font-style="normal" style:text-underline-style="none" fo:font-weight="normal" style:font-name-asian="Calibri-Bold" style:font-style-asian="normal" style:font-weight-asian="normal" style:font-name-complex="Calibri-Bold" style:font-style-complex="normal" style:font-weight-complex="normal"/>
    </style:style>
    <style:style style:name="T17" style:family="text">
      <style:text-properties fo:color="#000000" style:font-name="Calibri" fo:font-style="normal" style:text-underline-style="none" fo:font-weight="normal" officeooo:rsid="002bdb69" style:font-name-asian="Calibri-Bold" style:font-style-asian="normal" style:font-weight-asian="normal" style:font-name-complex="Calibri-Bold" style:font-style-complex="normal" style:font-weight-complex="normal"/>
    </style:style>
    <style:style style:name="T18" style:family="text">
      <style:text-properties fo:color="#000000" style:font-name="Calibri" fo:font-style="normal" style:text-underline-style="none" fo:font-weight="normal" officeooo:rsid="0033e9c6" style:font-name-asian="Calibri-Bold" style:font-style-asian="normal" style:font-weight-asian="normal" style:font-name-complex="Calibri-Bold" style:font-style-complex="normal" style:font-weight-complex="normal"/>
    </style:style>
    <style:style style:name="T19" style:family="text">
      <style:text-properties fo:color="#000000" style:font-name="Calibri" fo:font-style="normal" style:text-underline-style="none" fo:font-weight="normal" officeooo:rsid="00710ff3" style:font-name-asian="Calibri-Bold" style:font-style-asian="normal" style:font-weight-asian="normal" style:font-name-complex="Calibri-Bold" style:font-style-complex="normal" style:font-weight-complex="normal"/>
    </style:style>
    <style:style style:name="T20" style:family="text">
      <style:text-properties fo:color="#000000" style:font-name="Calibri" fo:font-size="11pt" style:text-underline-style="none" fo:font-weight="normal" officeooo:rsid="005a3d2d" style:font-size-asian="11pt" style:font-weight-asian="normal" style:font-size-complex="11pt" style:font-weight-complex="normal"/>
    </style:style>
    <style:style style:name="T21" style:family="text">
      <style:text-properties fo:color="#000000" style:font-name="Calibri" fo:font-size="11pt" fo:font-style="normal" style:text-underline-style="none" fo:font-weight="normal" officeooo:rsid="001a1fe5" style:font-name-asian="Calibri-Bold" style:font-size-asian="11pt" style:font-style-asian="normal" style:font-weight-asian="normal" style:font-name-complex="Calibri-Bold" style:font-size-complex="11pt" style:font-style-complex="normal" style:font-weight-complex="normal"/>
    </style:style>
    <style:style style:name="T22" style:family="text">
      <style:text-properties fo:color="#000000" style:font-name="Calibri" fo:font-size="11pt" fo:font-style="normal" style:text-underline-style="none" fo:font-weight="normal" officeooo:rsid="0068b6c1" style:font-name-asian="Calibri-Bold" style:font-size-asian="11pt" style:font-style-asian="normal" style:font-weight-asian="normal" style:font-name-complex="Calibri-Bold" style:font-size-complex="11pt" style:font-style-complex="normal" style:font-weight-complex="normal"/>
    </style:style>
    <style:style style:name="T23" style:family="text">
      <style:text-properties fo:color="#000000" style:font-name="Calibri" fo:font-size="11pt" fo:font-style="normal" style:text-underline-style="none" fo:font-weight="normal" officeooo:rsid="0064c832" style:font-name-asian="Calibri-Bold" style:font-size-asian="11pt" style:font-style-asian="normal" style:font-weight-asian="normal" style:font-name-complex="Calibri-Bold" style:font-size-complex="11pt" style:font-style-complex="normal" style:font-weight-complex="normal"/>
    </style:style>
    <style:style style:name="T24" style:family="text">
      <style:text-properties style:font-name-asian="TTE1C28908t00" style:font-name-complex="TTE1C28908t00"/>
    </style:style>
    <style:style style:name="T25" style:family="text">
      <style:text-properties officeooo:rsid="0036c900" style:font-name-asian="TTE1C28908t00" style:font-name-complex="TTE1C28908t00"/>
    </style:style>
    <style:style style:name="T26" style:family="text">
      <style:text-properties officeooo:rsid="0018700c"/>
    </style:style>
    <style:style style:name="T27" style:family="text">
      <style:text-properties officeooo:rsid="002dcb36"/>
    </style:style>
    <style:style style:name="T28" style:family="text">
      <style:text-properties style:text-position="0% 100%" officeooo:rsid="0036c900" style:font-name-asian="TTE1C28908t00" style:font-name-complex="TTE1C28908t00"/>
    </style:style>
    <style:style style:name="T29" style:family="text">
      <style:text-properties officeooo:rsid="00315586"/>
    </style:style>
    <style:style style:name="T30" style:family="text">
      <style:text-properties officeooo:rsid="0032d8bc"/>
    </style:style>
    <style:style style:name="T31" style:family="text">
      <style:text-properties officeooo:rsid="0033e9c6"/>
    </style:style>
    <style:style style:name="T32" style:family="text">
      <style:text-properties officeooo:rsid="0036c900"/>
    </style:style>
    <style:style style:name="T33" style:family="text">
      <style:text-properties fo:font-weight="normal" officeooo:rsid="006e9fe6" style:font-weight-asian="normal" style:font-weight-complex="normal"/>
    </style:style>
    <style:style style:name="T34" style:family="text">
      <style:text-properties officeooo:rsid="0069cd62"/>
    </style:style>
    <style:style style:name="T35" style:family="text">
      <style:text-properties officeooo:rsid="0062c9c9"/>
    </style:style>
    <style:style style:name="T36" style:family="text">
      <style:text-properties officeooo:rsid="0063e792"/>
    </style:style>
    <style:style style:name="T37" style:family="text">
      <style:text-properties officeooo:rsid="00637a2f"/>
    </style:style>
    <style:style style:name="T38" style:family="text">
      <style:text-properties officeooo:rsid="006c026b"/>
    </style:style>
    <style:style style:name="T39" style:family="text">
      <style:text-properties fo:font-style="italic" style:text-underline-style="solid" style:text-underline-width="auto" style:text-underline-color="font-color" fo:font-weight="bold" officeooo:rsid="001a1fe5"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0617b98" style:font-style-asian="italic" style:font-weight-asian="bold" style:font-style-complex="italic" style:font-weight-complex="bold"/>
    </style:style>
    <style:style style:name="T41" style:family="text">
      <style:text-properties officeooo:rsid="001a1fe5"/>
    </style:style>
    <style:style style:name="T42" style:family="text">
      <style:text-properties officeooo:rsid="006a7354"/>
    </style:style>
    <style:style style:name="T43" style:family="text">
      <style:text-properties officeooo:rsid="006bf3cb"/>
    </style:style>
    <style:style style:name="T44" style:family="text">
      <style:text-properties officeooo:rsid="006ee634"/>
    </style:style>
    <style:style style:name="T45" style:family="text">
      <style:text-properties officeooo:rsid="006fe74f"/>
    </style:style>
    <style:style style:name="T46" style:family="text">
      <style:text-properties officeooo:rsid="006bbbc5"/>
    </style:style>
    <style:style style:name="T47" style:family="text">
      <style:text-properties officeooo:rsid="006d6173"/>
    </style:style>
    <style:style style:name="T48" style:family="text">
      <style:text-properties officeooo:rsid="00710ff3"/>
    </style:style>
    <style:style style:name="T49" style:family="text">
      <style:text-properties officeooo:rsid="0073f6c2"/>
    </style:style>
    <style:style style:name="T50" style:family="text">
      <style:text-properties officeooo:rsid="00388739"/>
    </style:style>
    <style:style style:name="T51" style:family="text">
      <style:text-properties officeooo:rsid="003a5de7"/>
    </style:style>
    <style:style style:name="T52" style:family="text">
      <style:text-properties officeooo:rsid="006f16fb"/>
    </style:style>
    <style:style style:name="T53" style:family="text">
      <style:text-properties officeooo:rsid="006eac23"/>
    </style:style>
    <style:style style:name="T54" style:family="text">
      <style:text-properties officeooo:rsid="000eab17"/>
    </style:style>
    <style:style style:name="T55" style:family="text">
      <style:text-properties officeooo:rsid="00704d43"/>
    </style:style>
    <style:style style:name="T56" style:family="text">
      <style:text-properties officeooo:rsid="003b657c"/>
    </style:style>
    <style:style style:name="T57" style:family="text">
      <style:text-properties officeooo:rsid="003ba4d2"/>
    </style:style>
    <style:style style:name="T58" style:family="text">
      <style:text-properties style:font-name-asian="Calibri-Bold" style:font-name-complex="Calibri-Bold"/>
    </style:style>
    <style:style style:name="T59" style:family="text">
      <style:text-properties officeooo:rsid="0032d8bc" style:font-name-asian="Calibri-Bold" style:font-name-complex="Calibri-Bold"/>
    </style:style>
    <style:style style:name="T60" style:family="text">
      <style:text-properties officeooo:rsid="003cf9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COMPTE-RENDU DU CONSEIL MUNICIPAL DE LA COMMUNE DE MONTREUIL-EN-TOURAINE</text:p>
      <text:p text:style-name="P42"><text:span text:style-name="T13">Séance du </text:span><text:span text:style-name="T15">14 mars </text:span><text:span text:style-name="T14"><text:s/>2016</text:span><text:tab/><text:tab/>D<text:span text:style-name="T13">ate de la convocation</text:span> :<text:span text:style-name="T9"> </text:span><text:span text:style-name="T12">4 mars</text:span><text:span text:style-name="T10"> 201</text:span><text:span text:style-name="T11">6</text:span></text:p>
      <text:p text:style-name="P4"><text:span text:style-name="T13">Nombre de conseillers en exercice</text:span> : 1<text:span text:style-name="T32">3</text:span></text:p>
      <text:p text:style-name="P4"><text:span text:style-name="T13">Nombre de présents</text:span> : <text:span text:style-name="T26">11</text:span></text:p>
      <text:p text:style-name="P4"><text:span text:style-name="T13">Nombre d’exprimés</text:span> : 1<text:span text:style-name="T32">3</text:span></text:p>
      <text:p text:style-name="P38"/>
      <text:p text:style-name="P38">L’an deux mil <text:span text:style-name="T27">seize</text:span> le <text:span text:style-name="T32">14 mars </text:span>à dix-neuf heures, le Conseil Municipal de cette commune, régulièrement convoqué, s’est réuni au nombre prescrit par la loi, dans le lieu habituel de ses séances, sous la présidence de Monsieur Jean-Luc Padiolleau, Maire.</text:p>
      <text:p text:style-name="P38"/>
      <text:p text:style-name="P32"><text:span text:style-name="T5">Présents : </text:span><text:tab/><text:span text:style-name="T33">Jean-Luc Padiolleau, Patrick Bigot, Chantal Morlec, Jean Claude Adumeau, Philippe &lt;derogis, <text:tab/>Isabelle Cambronne Bobin, Mireille Cicutti, Isabelle Denis, Christian Galimant, Mathieu <text:tab/>Ménard, Michelle Roquin</text:span></text:p>
      <text:p text:style-name="P39"><text:span text:style-name="T5">Absent</text:span><text:span text:style-name="T7">s excusés </text:span><text:span text:style-name="T5">:</text:span> <text:span text:style-name="T33">Marie Bernier (pouvoir Jean-Luc Padiolleau), Jean-Emmanuel Massue (pouvoir Isabelle <text:tab/>Cambronne <text:s/>Bobin).</text:span></text:p>
      <text:p text:style-name="P41"/>
      <text:p text:style-name="P40"><text:span text:style-name="T6">Secrétaire de séance</text:span> : <text:span text:style-name="T27">M. Bigot Patrick</text:span></text:p>
      <text:p text:style-name="P23"/>
      <text:p text:style-name="P23">Ordre du jour :</text:p>
      <text:list xml:id="list1003209242245180322" text:style-name="L1">
        <text:list-item>
          <text:p text:style-name="P83">Vote du compte de gestion 2015 et du compte administratif 2015</text:p>
        </text:list-item>
        <text:list-item>
          <text:p text:style-name="P83">Débat d'orientation budgétaire</text:p>
        </text:list-item>
        <text:list-item>
          <text:p text:style-name="P83">Demande de subvention </text:p>
        </text:list-item>
        <text:list-item>
          <text:p text:style-name="P83">Point sur les commissions municipales, intercommunales et de syndicats</text:p>
        </text:list-item>
        <text:list-item>
          <text:p text:style-name="P83">Information sur l'opération numériser un village</text:p>
        </text:list-item>
        <text:list-item>
          <text:p text:style-name="P83">Information sur l'aménagement du centre bourg</text:p>
        </text:list-item>
        <text:list-item>
          <text:p text:style-name="P83">Fermeture de la Mairie </text:p>
        </text:list-item>
        <text:list-item>
          <text:p text:style-name="P84">Questions diverses</text:p>
        </text:list-item>
      </text:list>
      <text:p text:style-name="P20"/>
      <text:p text:style-name="P21">Monsieur le Maire demande à l'assemblée l'autorisation de rajouter à l'ordre du jour : </text:p>
      <text:list xml:id="list5351608904963967485" text:style-name="L2">
        <text:list-item>
          <text:p text:style-name="P44">Demande de fonds de concours pour travaux d'éclairage public</text:p>
        </text:list-item>
        <text:list-item>
          <text:p text:style-name="P44">Emploi d'un agent en CDD</text:p>
        </text:list-item>
      </text:list>
      <text:p text:style-name="P22"/>
      <text:p text:style-name="P22">Ces modifications à l'ordre du jour étant approuvé<text:span text:style-name="T57">es</text:span>, Monsieur le Maire ouvre la séance.</text:p>
      <text:p text:style-name="P22"/>
      <text:p text:style-name="P22"/>
      <text:h text:style-name="P86" text:outline-level="1">Vote du compte de gestion <text:span text:style-name="T50">et du compte administratif 2015</text:span></text:h>
      <text:p text:style-name="P79">a – <text:span text:style-name="T5">Compte de gestion 2015</text:span></text:p>
      <text:p text:style-name="P10">Monsieur le Maire <text:span text:style-name="T35">rappelle à l'assemblée qu'un compte de gestion est établi par le Trésorier lors de la clôture de l'exercice. Ce compte de gestion retrace les opérations budgétaires en dépenses et en recettes.</text:span></text:p>
      <text:p text:style-name="P9"/>
      <text:p text:style-name="P9">Considérant que le compte de gestion du budget <text:span text:style-name="T36">de la commune</text:span> de l'année 201<text:span text:style-name="T34">5</text:span> est en tout point conforme au compte administratif d<text:span text:style-name="T37">u budget annexe.</text:span></text:p>
      <text:p text:style-name="P9"/>
      <text:p text:style-name="P8">le conseil municipal, à l'unanimité, approuve le compte de gestion 201<text:span text:style-name="T34">5</text:span>.</text:p>
      <text:p text:style-name="P74"/>
      <text:p text:style-name="P80"><text:span text:style-name="T50">b</text:span> –<text:span text:style-name="T5"> </text:span><text:span text:style-name="T8">Vote du Compte administratif 2015</text:span></text:p>
      <text:p text:style-name="P31"><text:span text:style-name="T21">Monsieur le Maire présente le compte administratif 201</text:span><text:span text:style-name="T22">5</text:span><text:span text:style-name="T21"> du </text:span><text:span text:style-name="T23">budget communal</text:span><text:span text:style-name="T21"> aux membres du conseil municipal :</text:span></text:p>
      <text:p text:style-name="P10"/>
      <text:p text:style-name="P10"/>
      <text:p text:style-name="P10"/>
      <text:p text:style-name="P6"><text:soft-page-break/><text:span text:style-name="T39">Section d</text:span><text:span text:style-name="T40">e fonctionnement</text:span><text:span text:style-name="T41"><text:tab/><text:tab/></text:span><text:span text:style-name="T39">Section d'investissement :</text:span><text:span text:style-name="T41"><text:tab/></text:span></text:p>
      <text:p text:style-name="P11">Dépenses : <text:tab/>652 504,54€<text:tab/>Dépenses : <text:tab/>106 325,61€</text:p>
      <text:p text:style-name="P12">Recettes : <text:tab/>564 456,67€<text:tab/>Recettes : <text:tab/>227 871,23€</text:p>
      <text:p text:style-name="P11">report d'excédent : <text:tab/>116 781,14€<text:tab/>report <text:span text:style-name="T42">de déficit</text:span>:<text:tab/>- 14 349,21€</text:p>
      <text:p text:style-name="P13"/>
      <text:p text:style-name="P14">Résultat <text:span text:style-name="T43">net </text:span> cumulé: <text:tab/>28 733,27€<text:tab/>Résultat <text:span text:style-name="T43">net </text:span>cumulé : <text:tab/>107 196,41€<text:tab/><text:tab/><text:tab/> </text:p>
      <text:p text:style-name="P7"/>
      <text:p text:style-name="P16">Avant de procéder au vote du compte administratif et en application de l'article L. 2121-14 du code général des collectivités territoriales, le conseil municipal désigne un Président de séance et Monsieur le Maire se retire.</text:p>
      <text:p text:style-name="P15"/>
      <text:p text:style-name="P15"><text:span text:style-name="T38">Monsieur Patrick Bigot est désigné pour présider. Après en avoir délibéré le conseil municipal adopte à l'unanimité le compte administratif .</text:span></text:p>
      <text:p text:style-name="P15"><text:span text:style-name="T20"/></text:p>
      <text:p text:style-name="P15"><text:span text:style-name="T20"/></text:p>
      <text:p text:style-name="P76"><text:s/><text:span text:style-name="T50">2- Débat d'orientation budgétaire</text:span></text:p>
      <text:p text:style-name="P48">Monsieur le Maire expose à l'assemblée les orientations à prévoir pour 2016. La majeure part d'investissement se focalisera sur l'aménagement du bourg, l'école, la mise en accessibilité des bâtiments publics dont une grande partie sera intégrée dans l'opération d'aménagement du bourg, <text:span text:style-name="T51">l'éclairage public</text:span> <text:span text:style-name="T51">et l'acquisition d'une tondeuse pour les services techniques.</text:span></text:p>
      <text:p text:style-name="P54">Monsieur le Maire informe également les conseillers municipaux que la Perception réclame à la Mairie un trop perçu de la taxe d'urbanisme d'un montant de 10 000€. Il conviendra de savoir si cette dépense peut être étalée sur 1 ou plusieurs années.</text:p>
      <text:p text:style-name="P54"/>
      <text:p text:style-name="P54"/>
      <text:h text:style-name="P87" text:outline-level="1" text:is-list-header="true">3 – <text:span text:style-name="T32">Demande de subvention voyage scolaire</text:span></text:h>
      <text:p text:style-name="P18">Monsieur <text:span text:style-name="T46">le Maire </text:span>présente <text:span text:style-name="T47">le projet de voyage scolaire organisé par l'école élémentaire de Neuillé le Lierre :</text:span></text:p>
      <text:p text:style-name="P17">3 <text:span text:style-name="T47">jours à Verdun en demi pension pour un coût global de 5 583,50€</text:span></text:p>
      <text:p text:style-name="P19">Le coût de revient par enfant avant subvention s'élève à 253,8€</text:p>
      <text:p text:style-name="P19">Afin de baisser la participation des familles, l'école sollicite une aide d'un montant de 1 500€ à chaque municipalité composant le Regroupement pédagogique .</text:p>
      <text:p text:style-name="P17"/>
      <text:p text:style-name="P17">Après avoir entendu le <text:span text:style-name="T44">projet pédagogique et </text:span>bilan financier, les conseillers municipaux décident, <text:span text:style-name="T45">à l'unanimité, </text:span><text:s/><text:span text:style-name="T44">d'accorder un avis favorable de principe mais se réservent la possibilité de déterminer le montant de l'aide financière lors de l'élaboration du budget primitif 2016.</text:span></text:p>
      <text:p text:style-name="P51"/>
      <text:p text:style-name="P51"/>
      <text:p text:style-name="P26">4 – <text:span text:style-name="T28">Point sur les commissions municipales, intercommunales, et de syndicats</text:span></text:p>
      <text:p text:style-name="P50"><text:span text:style-name="T48">Vu la démission de Monsieur Gratteau Cédric, conseiller municipal et délégué suppléant au syndicat intercommunal du transport scolaire, l</text:span>e conseil municipal doit désigner <text:span text:style-name="T48">un nouveau</text:span> délégué chargé de représenter la commune au Syndicat Intercommunal du Transport Scolaire <text:s/>(SITS).</text:p>
      <text:p text:style-name="P50"/>
      <text:p text:style-name="P50">désigne, à l'unanimité, <text:s/>en qualité de délégué suppléant:</text:p>
      <text:list xml:id="list1512220671620619325" text:style-name="L3">
        <text:list-item>
          <text:p text:style-name="P78"><text:span text:style-name="T16">Monsieur </text:span><text:span text:style-name="T19">MENARD Mathieu</text:span><text:span text:style-name="T16">, Conseiller municipal</text:span></text:p>
        </text:list-item>
      </text:list>
      <text:p text:style-name="P61">Prend acte que ce dernier représentera la commune au sein du SITS.</text:p>
      <text:p text:style-name="P50"/>
      <text:p text:style-name="P63">Monsieur Gratteau était également suppléant à la commission intercommunale <text:span text:style-name="T50">développement/économie </text:span>, Monsieur Derogis est désigné pour le remplacer.</text:p>
      <text:p text:style-name="P63">Par ailleurs Madame Mauchien n'avait pas été remplacée à la suite de sa démission à la commission enfance de la CCVA, il convient de désigner un autre délégué. Mme Cicutti se propose et <text:span text:style-name="T1">est </text:span>nommée par l'assemblée.</text:p>
      <text:p text:style-name="P52"/>
      <text:p text:style-name="P52"/>
      <text:p text:style-name="P52"/>
      <text:p text:style-name="P26"><text:soft-page-break/>5–<text:span text:style-name="T28">Information sur l'opération numériser un village</text:span></text:p>
      <text:p text:style-name="P64">Monsieur le Maire informe les conseillers d'un projet porté par Monsieur Giquelo et tendant à numériser un village sur des outils dits « libres » tel que wikipédia. <text:s/>L'opération se tiendrait sur un week end pendant lequel des spécialistes : géologues, historiens, botanistes approvisionneront une bibliothèque virtuelle d'informations sur le village. Ce sera également l'occasion de fournir à l'équipe des <text:span text:style-name="T49">expériences vécues qui viendront enrichir la base de données.</text:span></text:p>
      <text:p text:style-name="P65">M. Giquelo propose d'intervenir le week end du 9 octobre 2016, la salle des fêtes sera mise à leur disposition, il faudra également que des habitants de la commune puissent héberger quelques intervenants.</text:p>
      <text:p text:style-name="P65"/>
      <text:p text:style-name="P66">Le conseil municipal entérine ce projet.</text:p>
      <text:p text:style-name="P67"/>
      <text:p text:style-name="P67"/>
      <text:p text:style-name="P75"><text:span text:style-name="T4">6 </text:span>– <text:span text:style-name="T25">Information aménagement du Centre bourg</text:span></text:p>
      <text:p text:style-name="P56"><text:span text:style-name="T25">M</text:span><text:span text:style-name="T24">onsieur le Maire informe les conseillers que les travaux d'enfouissement de réseaux commenceront la semaine prochaine. Un ancien cimetière se situe autour de l'église, la DRAC souhaitait entreprendre des fouilles, selon une première estimation cette opération pouvait durer 6 mois, cependant après concertation ces recherches ne se justifient pas permettant ainsi aux travaux de démarrer à la date prévue. L'appel d'offre est lancée, les plis seront ouverts fin avril, début des travaux d'aménagement en juin pour 3 mois.</text:span></text:p>
      <text:p text:style-name="P57"/>
      <text:p text:style-name="P57"/>
      <text:p text:style-name="P29">7 – <text:span text:style-name="T51">Fermeture de la Mairie le samedi de Pâques</text:span></text:p>
      <text:p text:style-name="P62">Monsieur <text:span text:style-name="T46">le Maire propose qu'à l'occasion du week-end de Pâques, la Mairie soit fermée le samedi matin. En effet le faible taux de fréquentation lors des week-ends festifs ne justifie pas le maintien de l'ouverture de la Mairie.</text:span></text:p>
      <text:p text:style-name="P69"/>
      <text:p text:style-name="P69"/>
      <text:p text:style-name="P27">8 – <text:span text:style-name="T51">Demande de fonds de concours au SIEIL pour des travaux d'éclairage public</text:span></text:p>
      <text:p text:style-name="P49">Monsieur <text:span text:style-name="T53">le Maire</text:span> donne connaissance au conseil municipal du dossier relatif aux travaux prévus <text:span text:style-name="T54">en 2016 </text:span>concernant l'extension du réseau électrique <text:span text:style-name="T53">le long du chemin piétonnier qui relie 2 lotissements à un arrêt de bus principalement dédié au transport scolaire.</text:span></text:p>
      <text:p text:style-name="P58">Dans un souci de sécurité pour les élèves qui empruntent cette voie, il est proposé l'installation de points lumineux.</text:p>
      <text:p text:style-name="P58">Le devis présenté par la société SPIE s'élève à 6 260,57€ </text:p>
      <text:p text:style-name="P49"/>
      <text:p text:style-name="P49">Monsieur le Maire signale que ces travaux peuvent bénéficier <text:span text:style-name="T55">d'un fonds de concours</text:span> du SIEIL, <text:span text:style-name="T51">les conseillers approuvent cette proposition, Monsieur le Maire sollicitera l'aide du SIEIL.</text:span></text:p>
      <text:p text:style-name="P59"/>
      <text:p text:style-name="P59"/>
      <text:p text:style-name="P28">9 – <text:span text:style-name="T51">Emploi d'un agent en CDD</text:span></text:p>
      <text:p text:style-name="P55">L'agent en place à l'Agence postale vient de donner sa démission. <text:span text:style-name="T56">Monsieur le Maire propose que la candidate sélectionnée en 2ème position soit recrutée, cependant les démarches à entreprendre pour bénéficier du dispositif emploi avenir nécessitent au minimum un délai d'une semaine. C'est pourquoi afin de maintenir le service proposé aux usagers, Monsieur le Maire propose que la candidate soit recrutée sur un CDD d'une semaine avant d'établir son contrat avenir.</text:span></text:p>
      <text:p text:style-name="P60">Les conseillers approuvent <text:span text:style-name="T57">la proposition de Monsieur le Maire</text:span></text:p>
      <text:p text:style-name="P30"/>
      <text:p text:style-name="P30"/>
      <text:p text:style-name="P25"><text:span text:style-name="T4">10</text:span> – Questions diverses</text:p>
      <text:p text:style-name="P68"><text:span text:style-name="T59">P</text:span><text:span text:style-name="T58">uisqu'il n'y a pas de questions diverses, Monsieur le Maire déclare la séance close à 20h 45</text:span></text:p>
      <text:p text:style-name="P24"/>
      <text:p text:style-name="P5"><text:span text:style-name="T17"/></text:p>
      <text:p text:style-name="P5"><text:span text:style-name="T17"/></text:p>
      <table:table table:name="Tableau1" table:style-name="Tableau1">
        <table:table-column table:style-name="Tableau1.A" table:number-columns-repeated="2"/>
        <table:table-column table:style-name="Tableau1.C"/>
        <text:soft-page-break/>
        <table:table-row table:style-name="Tableau1.1">
          <table:table-cell table:style-name="Tableau1.A1" office:value-type="string">
            <text:p text:style-name="P36">Jean-Luc Padiolleau – Maire</text:p>
            <text:p text:style-name="P36"/>
            <text:p text:style-name="P36"/>
          </table:table-cell>
          <table:table-cell table:style-name="Tableau1.A1" office:value-type="string">
            <text:p text:style-name="P36">Patrick Bigot – 1<text:span text:style-name="T3">er</text:span> Adjoint</text:p>
          </table:table-cell>
          <table:table-cell table:style-name="Tableau1.C1" office:value-type="string">
            <text:p text:style-name="P36">Chantal Morlec – 2ème Adjoint</text:p>
            <text:p text:style-name="P36"/>
            <text:p text:style-name="P36"/>
          </table:table-cell>
        </table:table-row>
        <table:table-row table:style-name="Tableau1.1">
          <table:table-cell table:style-name="Tableau1.A2" office:value-type="string">
            <text:p text:style-name="P37">Jean-Claude Adumeau – 3ème Adjoint</text:p>
            <text:p text:style-name="P37"/>
            <text:p text:style-name="P37"/>
          </table:table-cell>
          <table:table-cell table:style-name="Tableau1.A2" office:value-type="string">
            <text:p text:style-name="P36">Philippe Derogis – 4ème Adjoint</text:p>
          </table:table-cell>
          <table:table-cell table:style-name="Tableau1.C2" office:value-type="string">
            <text:p text:style-name="P35">Marie Bernier – <text:span text:style-name="T31">pouvoir P. Derogis</text:span></text:p>
            <text:p text:style-name="P33"/>
            <text:p text:style-name="P33"/>
          </table:table-cell>
        </table:table-row>
        <table:table-row table:style-name="Tableau1.1">
          <table:table-cell table:style-name="Tableau1.A2" office:value-type="string">
            <text:p text:style-name="P33">Isabelle Cambronne-Bobin</text:p>
            <text:p text:style-name="P33"/>
            <text:p text:style-name="P33"/>
          </table:table-cell>
          <table:table-cell table:style-name="Tableau1.B3" office:value-type="string">
            <text:p text:style-name="P33">Mireille Cicutti</text:p>
          </table:table-cell>
          <table:table-cell table:style-name="Tableau1.C3" office:value-type="string">
            <text:p text:style-name="P33">Isabelle Denis</text:p>
            <text:p text:style-name="P33"/>
          </table:table-cell>
        </table:table-row>
        <table:table-row table:style-name="Tableau1.1">
          <table:table-cell table:style-name="Tableau1.A4" office:value-type="string">
            <text:p text:style-name="P33">Christian Galimant</text:p>
            <text:p text:style-name="P33"/>
          </table:table-cell>
          <table:table-cell table:style-name="Tableau1.B4" office:value-type="string">
            <text:p text:style-name="P82"><text:span text:style-name="T60">J</text:span>ean-Emmanuel Massue- <text:span text:style-name="T60">Pouvoir Isabelle Cambronne Bobin</text:span></text:p>
            <text:p text:style-name="P33"/>
            <text:p text:style-name="P33"/>
          </table:table-cell>
          <table:table-cell table:style-name="Tableau1.C3" office:value-type="string">
            <text:p text:style-name="P85">Mathieu Ménard</text:p>
          </table:table-cell>
        </table:table-row>
        <table:table-row table:style-name="Tableau1.1">
          <table:table-cell table:style-name="Tableau1.A5" office:value-type="string">
            <text:p text:style-name="P85">Michelle Roquin</text:p>
            <text:p text:style-name="P3"/>
            <text:p text:style-name="P34"/>
            <text:p text:style-name="P34"/>
          </table:table-cell>
          <table:table-cell table:style-name="Tableau1.B5" office:value-type="string">
            <text:p text:style-name="P2"/>
          </table:table-cell>
          <table:table-cell table:style-name="Tableau1.C5"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MT1" style:family="text">
      <style:text-properties officeooo:rsid="0037b641"/>
    </style:style>
    <style:style style:name="MT2" style:family="text">
      <style:text-properties officeooo:rsid="002ea94b"/>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14 mars </text:span>201<text:span text:style-name="MT2">6</text:span><text:tab/>page <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6-04-09T12:07:39.864000000</dc:date>
    <meta:editing-duration>P7DT7H49M28S</meta:editing-duration>
    <meta:editing-cycles>358</meta:editing-cycles>
    <meta:generator>LibreOffice/5.0.0.5$Windows_x86 LibreOffice_project/1b1a90865e348b492231e1c451437d7a15bb262b</meta:generator>
    <meta:print-date>2016-03-08T12:57:45.154000000</meta:print-date>
    <meta:document-statistic meta:table-count="1" meta:image-count="0" meta:object-count="0" meta:page-count="4" meta:paragraph-count="84" meta:word-count="1287" meta:character-count="8368" meta:non-whitespace-character-count="7132"/>
    <meta:user-defined meta:name="Info 1"/>
    <meta:user-defined meta:name="Info 2"/>
    <meta:user-defined meta:name="Info 3"/>
    <meta:user-defined meta:name="Info 4"/>
  </office:meta>
</office:document-meta>
</file>